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0F2714C7CD4.svm" manifest:media-type=""/>
  <manifest:file-entry manifest:full-path="Pictures/2000000D00004F1D00003B56E6769F49.wmf" manifest:media-type=""/>
  <manifest:file-entry manifest:full-path="Pictures/200000010000014200000129F2269856.svm" manifest:media-type=""/>
  <manifest:file-entry manifest:full-path="Pictures/200000010000017D00000142CF7A6707.svm" manifest:media-type=""/>
  <manifest:file-entry manifest:full-path="Pictures/20000001000002CB00000157B7199ED2.svm" manifest:media-type=""/>
  <manifest:file-entry manifest:full-path="Pictures/10000000000000200000002000309F1C.png" manifest:media-type="image/png"/>
  <manifest:file-entry manifest:full-path="Pictures/2000000100000663000003062D26FA5E.svm" manifest:media-type=""/>
  <manifest:file-entry manifest:full-path="Pictures/200000010000018500000142AEA88071.svm" manifest:media-type=""/>
  <manifest:file-entry manifest:full-path="Pictures/200000010000056A000002CFF8DE5E12.svm" manifest:media-type=""/>
  <manifest:file-entry manifest:full-path="Pictures/2000000100000317000000F2986232E7.svm" manifest:media-type=""/>
  <manifest:file-entry manifest:full-path="Pictures/20000001000007C60000015F903213B3.svm" manifest:media-type=""/>
  <manifest:file-entry manifest:full-path="Pictures/2000000100000250000000D8755B6AAD.svm" manifest:media-type=""/>
  <manifest:file-entry manifest:full-path="Pictures/200000010000026E00000131C72237C2.svm" manifest:media-type=""/>
  <manifest:file-entry manifest:full-path="Pictures/20000001000002690000013145689BC3.svm" manifest:media-type=""/>
  <manifest:file-entry manifest:full-path="Pictures/2000000100000AF90000015FB8038BC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{}=0.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TexMathsArgs="12§display§I_{C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CQ1}=\SI{4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-\frac{1}{1200}=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frac{V_{CC}}{1200+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P=I_{CQ2}+\SI{4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end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254cm">
          <draw:image xlink:href="Pictures/2000000D00004F1D00003B56E6769F49.wmf" xlink:type="simple" xlink:show="embed" xlink:actuate="onLoad">
            <text:p/>
          </draw:image>
          <draw:glue-point draw:id="4" svg:x="-3.381cm" svg:y="3.773cm"/>
          <draw:glue-point draw:id="5" svg:x="-3.321cm" svg:y="3.78cm"/>
          <draw:glue-point draw:id="6" svg:x="0.455cm" svg:y="3.307cm"/>
          <draw:glue-point draw:id="7" svg:x="-0.766cm" svg:y="1.306cm"/>
          <draw:glue-point draw:id="8" svg:x="-2.23cm" svg:y="1.772cm"/>
          <draw:glue-point draw:id="9" svg:x="-2.3cm" svg:y="1.956cm"/>
          <draw:glue-point draw:id="10" svg:x="0.875cm" svg:y="3.864cm"/>
          <draw:glue-point draw:id="11" svg:x="-3.723cm" svg:y="-0.243cm"/>
        </draw:frame>
        <draw:frame draw:style-name="gr2" draw:text-style-name="P1" draw:layer="layout" svg:width="0.709cm" svg:height="0.258cm" svg:x="8.349cm" svg:y="3.699cm">
          <draw:image xlink:href="Pictures/2000000100000250000000D8755B6AAD.svm" xlink:type="simple" xlink:show="embed" xlink:actuate="onLoad">
            <text:p/>
          </draw:image>
        </draw:frame>
        <draw:frame draw:style-name="gr3" draw:text-style-name="P1" draw:layer="layout" svg:width="0.385cm" svg:height="0.355cm" svg:x="4.031cm" svg:y="0.324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1" draw:layer="layout" svg:width="0.745cm" svg:height="0.365cm" svg:x="1.639cm" svg:y="3.965cm">
          <draw:image xlink:href="Pictures/200000010000026E00000131C72237C2.svm" xlink:type="simple" xlink:show="embed" xlink:actuate="onLoad">
            <text:p/>
          </draw:image>
        </draw:frame>
        <draw:frame draw:style-name="gr5" draw:text-style-name="P2" draw:layer="layout" svg:width="1.704cm" svg:height="0.802cm" svg:x="2.21cm" svg:y="3.893cm">
          <draw:text-box>
            <text:p><text:span text:style-name="T1">غیرافزائندہ</text:span></text:p>
          </draw:text-box>
        </draw:frame>
        <draw:frame draw:style-name="gr6" draw:text-style-name="P1" xml:id="id1" draw:id="id1" draw:layer="layout" svg:width="0.948cm" svg:height="0.289cm" svg:x="3.73cm" svg:y="4.098cm">
          <draw:image xlink:href="Pictures/2000000100000317000000F2986232E7.svm" xlink:type="simple" xlink:show="embed" xlink:actuate="onLoad">
            <text:p/>
          </draw:image>
        </draw:frame>
        <draw:connector draw:style-name="gr7" draw:text-style-name="P1" draw:layer="layout" draw:type="curve" draw:line-skew="-4.81cm -0.901cm" svg:x1="4.678cm" svg:y1="4.242cm" svg:x2="4.702cm" svg:y2="3.82cm" draw:start-shape="id1" draw:start-glue-point="1" draw:end-shape="id2" draw:end-glue-point="5" svg:d="m4678 4242c331 0 276-128 200-172s-176-1-176-250">
          <text:p/>
        </draw:connector>
        <draw:frame draw:style-name="gr8" draw:text-style-name="P1" draw:layer="layout" svg:width="0.456cm" svg:height="0.385cm" svg:x="6.491cm" svg:y="2.879cm">
          <draw:image xlink:href="Pictures/200000010000017D00000142CF7A6707.svm" xlink:type="simple" xlink:show="embed" xlink:actuate="onLoad">
            <text:p/>
          </draw:image>
        </draw:frame>
        <draw:frame draw:style-name="gr9" draw:text-style-name="P1" draw:layer="layout" svg:width="0.466cm" svg:height="0.385cm" svg:x="5.106cm" svg:y="2.143cm">
          <draw:image xlink:href="Pictures/200000010000018500000142AEA88071.svm" xlink:type="simple" xlink:show="embed" xlink:actuate="onLoad">
            <text:p/>
          </draw:image>
        </draw:frame>
        <draw:frame draw:style-name="gr5" xml:id="id3" draw:id="id3" draw:layer="layout" svg:width="3.656cm" svg:height="0.911cm" svg:x="7.844cm" svg:y="2.644cm">
          <draw:text-box>
            <text:p>یکسمتی رو بار کا خط</text:p>
          </draw:text-box>
        </draw:frame>
        <draw:frame draw:style-name="gr5" draw:text-style-name="P3" xml:id="id4" draw:id="id4" draw:layer="layout" svg:width="3.389cm" svg:height="1.571cm" svg:x="7.484cm" svg:y="0.303cm">
          <draw:text-box>
            <text:p text:style-name="P3">بدلتی رو بار کے خط</text:p>
            <text:p text:style-name="P3">ڈھلوان</text:p>
          </draw:text-box>
        </draw:frame>
        <draw:connector draw:style-name="gr7" draw:text-style-name="P1" draw:layer="layout" draw:type="curve" draw:line-skew="4.202cm -1.255cm" svg:x1="7.844cm" svg:y1="3.099cm" svg:x2="6.746cm" svg:y2="3.628cm" draw:start-shape="id3" draw:start-glue-point="3" draw:end-shape="id2" draw:end-glue-point="6" svg:d="m7844 3099c-525 0-437 232-580 339s-518 91-518 190">
          <text:p/>
        </draw:connector>
        <draw:connector draw:style-name="gr7" draw:text-style-name="P1" draw:layer="layout" draw:type="curve" draw:line-skew="3.676cm -2.1cm" svg:x1="7.484cm" svg:y1="1.088cm" svg:x2="5.255cm" svg:y2="3.079cm" draw:start-shape="id4" draw:start-glue-point="3" draw:end-shape="id2" draw:end-glue-point="9" svg:d="m7484 1088c-774 0-645 815-1008 1177s-1221 271-1221 814">
          <text:p/>
        </draw:connector>
        <draw:connector draw:style-name="gr7" draw:text-style-name="P1" draw:layer="layout" draw:type="curve" draw:line-skew="3.886cm -2.202cm" svg:x1="7.484cm" svg:y1="1.088cm" svg:x2="6.086cm" svg:y2="2.815cm" draw:start-shape="id4" draw:start-glue-point="3" draw:end-shape="id2" draw:end-glue-point="7" svg:d="m7484 1088c-459 0-382 764-617 1121s-781 306-781 606">
          <text:p/>
        </draw:connector>
        <draw:custom-shape draw:style-name="gr10" draw:text-style-name="P1" draw:layer="layout" svg:width="0.117cm" svg:height="0.117cm" svg:x="6.319cm" svg:y="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17cm" svg:height="0.117cm" svg:x="4.912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377cm" svg:y1="3.418cm" svg:x2="4.487cm" svg:y2="3.418cm">
          <text:p/>
        </draw:line>
        <draw:line draw:style-name="gr11" draw:text-style-name="P1" xml:id="id6" draw:id="id6" draw:layer="layout" svg:x1="5.004cm" svg:y1="2.506cm" svg:x2="4.498cm" svg:y2="2.506cm">
          <text:p/>
        </draw:line>
        <draw:frame draw:style-name="gr12" draw:text-style-name="P1" xml:id="id5" draw:id="id5" draw:layer="layout" svg:width="0.857cm" svg:height="0.41cm" svg:x="3.132cm" svg:y="2.624cm">
          <draw:image xlink:href="Pictures/20000001000002CB00000157B7199ED2.svm" xlink:type="simple" xlink:show="embed" xlink:actuate="onLoad">
            <text:p/>
          </draw:image>
        </draw:frame>
        <draw:connector draw:style-name="gr7" draw:text-style-name="P1" draw:layer="layout" draw:type="curve" draw:line-skew="0.477cm" svg:x1="3.56cm" svg:y1="2.624cm" svg:x2="4.498cm" svg:y2="2.506cm" draw:start-shape="id5" draw:end-shape="id6" draw:end-glue-point="3" svg:d="m3560 2624c0-213 938-154 938-118">
          <text:p/>
        </draw:connector>
        <draw:line draw:style-name="gr11" draw:text-style-name="P1" xml:id="id8" draw:id="id8" draw:layer="layout" svg:x1="4.692cm" svg:y1="1.976cm" svg:x2="4.49cm" svg:y2="1.976cm">
          <text:p/>
        </draw:line>
        <draw:connector draw:style-name="gr7" draw:text-style-name="P1" draw:layer="layout" draw:type="curve" svg:x1="2.909cm" svg:y1="1.246cm" svg:x2="4.49cm" svg:y2="1.976cm" draw:start-shape="id7" draw:start-glue-point="4" draw:end-shape="id8" draw:end-glue-point="3" svg:d="m2909 1246c0 487 527 730 1581 730">
          <text:p/>
        </draw:connector>
        <draw:connector draw:style-name="gr7" draw:text-style-name="P1" draw:layer="layout" draw:type="curve" svg:x1="7.026cm" svg:y1="4.321cm" svg:x2="6.973cm" svg:y2="3.854cm" draw:start-shape="id9" draw:start-glue-point="0" draw:end-shape="id2" draw:end-glue-point="10" svg:d="m7026 4321c0-3-53 230-53-467">
          <text:p/>
        </draw:connector>
        <draw:frame draw:style-name="gr13" draw:text-style-name="P1" draw:layer="layout" svg:width="2.387cm" svg:height="0.42cm" svg:x="1.97cm" svg:y="3.209cm">
          <draw:image xlink:href="Pictures/20000001000007C60000015F903213B3.svm" xlink:type="simple" xlink:show="embed" xlink:actuate="onLoad">
            <text:p/>
          </draw:image>
        </draw:frame>
        <draw:frame draw:style-name="gr14" draw:text-style-name="P1" draw:layer="layout" svg:width="1.385cm" svg:height="0.718cm" svg:x="8.024cm" svg:y="1.11cm">
          <draw:image xlink:href="Pictures/200000010000056A000002CFF8DE5E12.svm" xlink:type="simple" xlink:show="embed" xlink:actuate="onLoad">
            <text:p/>
          </draw:image>
        </draw:frame>
        <draw:frame draw:style-name="gr15" draw:text-style-name="P1" xml:id="id10" draw:id="id10" draw:layer="layout" svg:width="1.961cm" svg:height="0.928cm" svg:x="0.733cm" svg:y="1.548cm">
          <draw:image xlink:href="Pictures/2000000100000663000003062D26FA5E.svm" xlink:type="simple" xlink:show="embed" xlink:actuate="onLoad">
            <text:p/>
          </draw:image>
        </draw:frame>
        <draw:connector draw:style-name="gr7" draw:text-style-name="P1" draw:layer="layout" draw:type="curve" svg:x1="2.694cm" svg:y1="2.012cm" svg:x2="4.484cm" svg:y2="2.187cm" draw:start-shape="id10" draw:start-glue-point="1" draw:end-shape="id2" draw:end-glue-point="11" svg:d="m2694 2012c823 0-71 175 1790 175">
          <text:p/>
        </draw:connector>
        <draw:frame draw:style-name="gr16" draw:text-style-name="P1" draw:layer="layout" svg:width="0.304cm" svg:height="0.289cm" svg:x="4.79cm" svg:y="1.775cm">
          <draw:image xlink:href="Pictures/20000001000000FE000000F2714C7CD4.svm" xlink:type="simple" xlink:show="embed" xlink:actuate="onLoad">
            <text:p/>
          </draw:image>
        </draw:frame>
        <draw:custom-shape draw:style-name="gr10" draw:text-style-name="P1" draw:layer="layout" svg:width="0.117cm" svg:height="0.117cm" svg:x="4.641cm" svg:y="1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" xml:id="id7" draw:id="id7" draw:layer="layout" svg:width="3.37cm" svg:height="0.42cm" svg:x="0.317cm" svg:y="0.871cm">
          <draw:image xlink:href="Pictures/2000000100000AF90000015FB8038BC5.svm" xlink:type="simple" xlink:show="embed" xlink:actuate="onLoad">
            <text:p/>
          </draw:image>
          <draw:glue-point draw:id="4" svg:x="2.694cm" svg:y="3.952cm"/>
        </draw:frame>
        <draw:frame draw:style-name="gr18" draw:text-style-name="P1" xml:id="id9" draw:id="id9" draw:layer="layout" svg:width="0.739cm" svg:height="0.365cm" svg:x="6.657cm" svg:y="4.321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20T20:27:27</meta:creation-date>
    <meta:editing-duration>PT54M3S</meta:editing-duration>
    <meta:editing-cycles>15</meta:editing-cycles>
    <meta:generator>LibreOffice/3.3$Linux LibreOffice_project/330m19$Build-401</meta:generator>
    <dc:title>kkkFigures</dc:title>
    <meta:initial-creator>kkk </meta:initial-creator>
    <dc:date>2014-06-22T13:15:18</dc:date>
    <dc:creator>kkk </dc:creator>
    <meta:document-statistic meta:object-count="31"/>
    <meta:template xlink:type="simple" xlink:actuate="onRequest" xlink:title="kkkFigures" xlink:href="../../../../.libreoffice/3/user/template/kkkFigures.otg" meta:date="2014-06-20T20:27:27"/>
  </office:meta>
</office:document-meta>
</file>